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CuerpoTabla">
      <style:text-properties officeooo:rsid="00166289" officeooo:paragraph-rsid="00166289"/>
    </style:style>
    <style:style style:name="P3" style:family="paragraph" style:parent-style-name="CuerpoTabla">
      <style:text-properties officeooo:rsid="00198f1b" officeooo:paragraph-rsid="00198f1b"/>
    </style:style>
    <style:style style:name="P4" style:family="paragraph" style:parent-style-name="Textos">
      <style:text-properties officeooo:rsid="001c7a6b" officeooo:paragraph-rsid="001c7a6b"/>
    </style:style>
    <style:style style:name="P5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6" style:family="paragraph" style:parent-style-name="Nivel1" style:master-page-name="Pagina">
      <style:paragraph-properties style:page-number="auto"/>
    </style:style>
    <style:style style:name="P7" style:family="paragraph" style:parent-style-name="TablaContenidosDemostrativo" style:master-page-name="Pagina">
      <style:paragraph-properties style:page-number="auto"/>
    </style:style>
    <style:style style:name="P8" style:family="paragraph" style:parent-style-name="Textos" style:master-page-name="Pagina">
      <style:paragraph-properties style:page-number="auto"/>
    </style:style>
    <style:style style:name="P9" style:family="paragraph" style:parent-style-name="Textos">
      <style:text-properties officeooo:rsid="001f0cc9" officeooo:paragraph-rsid="001f0cc9"/>
    </style:style>
    <style:style style:name="P10" style:family="paragraph" style:parent-style-name="CuerpoTabla">
      <style:text-properties officeooo:rsid="001f0cc9" officeooo:paragraph-rsid="001f0cc9"/>
    </style:style>
    <style:style style:name="P11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98f1b"/>
    </style:style>
    <style:style style:name="T4" style:family="text">
      <style:text-properties officeooo:rsid="001f0c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R0.<text:span text:style-name="T3">12</text:span></text:p>
      <text:p text:style-name="Standard"/>
      <text:p text:style-name="SubtituloPortadaYDemostrativos">Tipo de documento: Acta</text:p>
      <text:p text:style-name="SubtituloPortadaYDemostrativos"><text:span text:style-name="T4">05</text:span>/<text:span text:style-name="T1">02</text:span>/1<text:span text:style-name="T3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2">AR0.<text:span text:style-name="T3">12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CuerpoTabla"><text:span text:style-name="T4">05</text:span>/<text:span text:style-name="T1">02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8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><text:span text:style-name="T4">05</text:span>/<text:span text:style-name="T1">02</text:span>/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CuerpoTabla"><text:span text:style-name="T4">05</text:span>/<text:span text:style-name="T1">02</text:span>/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7">Tabla de contenido</text:p>
          </text:index-title>
          <text:p text:style-name="P11"><text:a xlink:type="simple" xlink:href="#__RefHeading__1803_1352885363" text:style-name="Index_20_Link" text:visited-style-name="Index_20_Link">Datos de la reunión:<text:tab/>4</text:a></text:p>
          <text:p text:style-name="P12"><text:a xlink:type="simple" xlink:href="#__RefHeading__744_302876939" text:style-name="Index_20_Link" text:visited-style-name="Index_20_Link">Tabla 01. Datos de la reunión, 2014<text:tab/>4</text:a></text:p>
          <text:p text:style-name="P11"><text:a xlink:type="simple" xlink:href="#__RefHeading__746_302876939" text:style-name="Index_20_Link" text:visited-style-name="Index_20_Link">Puntos del orden del día:<text:tab/>4</text:a></text:p>
          <text:p text:style-name="P11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6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4">05</text:span>/<text:span text:style-name="T1">02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3">15:30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3">16:<text:span text:style-name="T4">00</text:span>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Javier Rodeiro</text:p>
            <text:p text:style-name="CuerpoTabla">Manuel Cid</text:p>
            <text:p text:style-name="P10">Raul Piñeiro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9">Estado de las tareas pendientes de Manuel , que fueron acabadas todas.</text:p>
      <text:p text:style-name="P9">Nueva tarea para Manuel ,indentificar y procesar tres Pentium 4 para realizar las pruebas de refrigeración de aire y las pruebas de refrigeración de agua.</text:p>
      <text:p text:style-name="P9">Comprar cuatro cajones mas para guardar los elementos.</text:p>
      <text:p text:style-name="P9">Puesta fecha para que los chicos de Raul vengan a trabajar,que serán a partir del día 17/02/2014.</text:p>
      <text:p text:style-name="P9">Fin de la reunión.</text:p>
      <text:p text:style-name="P4"/>
      <text:p text:style-name="P4"/>
      <text:p text:style-name="PieTablaIlustraciones"><text:soft-page-break/></text:p>
      <text:p text:style-name="PieTablaIlustraciones"/>
      <text:p text:style-name="PieTablaIlustraciones"/>
      <text:p text:style-name="PieTablaIlustraciones"/>
      <text:p text:style-name="PieTablaIlustraciones"><text:bookmark-start text:name="__RefHeading__1801_1352885363"/><text:bookmark-end text:name="__RefHeading__1801_1352885363"/></text:p>
      <text:p text:style-name="SubtituloPortadaYDemostrativos"/>
      <text:p text:style-name="SubtituloPortadaYDemostrativos"/>
      <text:p text:style-name="Nivel2"><text:bookmark-start text:name="__RefHeading__639_378043852"/><text:bookmark-end text:name="__RefHeading__639_378043852"/></text:p>
      <text:p text:style-name="Nivel3"/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5</meta:editing-cycles>
    <meta:generator>LibreOffice/4.1.3.2$Linux_X86_64 LibreOffice_project/410m0$Build-2</meta:generator>
    <dc:date>2014-02-12T16:29:22.426261637</dc:date>
    <dc:creator>Manuel </dc:creator>
    <meta:document-statistic meta:table-count="5" meta:image-count="3" meta:object-count="0" meta:page-count="5" meta:paragraph-count="66" meta:word-count="225" meta:character-count="1392" meta:non-whitespace-character-count="1192"/>
  </office:meta>
</office:document-meta>
</file>